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fill-color="#ffffff" fo:min-height="0.43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47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2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5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6" style:family="text">
      <style:text-properties fo:color="#000000" style:font-name="CenturyGothic" fo:font-size="10.6000003814697pt" fo:font-style="italic" fo:font-weight="normal" style:font-size-asian="10.6000003814697pt" style:font-weight-asian="normal" style:font-name-complex="CenturyGothic" style:font-size-complex="10.6000003814697pt" style:font-style-complex="italic" style:font-weight-complex="normal"/>
    </style:style>
    <style:style style:name="T7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9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0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1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2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13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oşull</text:span><text:span text:style-name="T1">u 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allan</text:span><text:span text:style-name="T1">m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</text:span><text:span text:style-name="T2">7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1.859cm" svg:y="1.408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581cm" svg:x="8.468cm" svg:y="1.68cm">
          <draw:text-box>
            <text:p text:style-name="P3"><text:span text:style-name="T4">Problem: </text:span><text:span text:style-name="T4">“Maliyet”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Directions: </text:span><text:span text:style-name="T6">Luigi’nin Pizza </text:span><text:span text:style-name="T6">Dükkanı seni </text:span><text:span text:style-name="T6">programcı olarak </text:span><text:span text:style-name="T6">işe aldı</text:span><text:span text:style-name="T7">. </text:span><text:span text:style-name="T7">Dükkanda </text:span><text:span text:style-name="T7">peynirli pizza</text:span></text:p>
            <text:p text:style-name="P3"><text:span text:style-name="T7">($9.00), sucuklu </text:span><text:span text:style-name="T7">pizza ($10.50), </text:span><text:span text:style-name="T7">tavuklu pizza </text:span><text:span text:style-name="T7">($11.25) ve <text:s/></text:span><text:span text:style-name="T7">brokolili pizza </text:span><text:span text:style-name="T7">($10.25) </text:span><text:span text:style-name="T7">satılmakta.</text:span></text:p>
            <text:p text:style-name="P3"><text:span text:style-name="T7">Maliyet adında </text:span><text:span text:style-name="T7">bir fonksiyon </text:span><text:span text:style-name="T7">yazın ve bu </text:span><text:span text:style-name="T7">fonksiyona </text:span><text:span text:style-name="T7">pizzanın adı </text:span><text:span text:style-name="T7">girildiğinde </text:span><text:span text:style-name="T7">pizzanın fiyatını </text:span><text:span text:style-name="T7">versin.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8">Her kontrat üç </text:span><text:span text:style-name="T8">bölümden </text:span><text:span text:style-name="T8">oluşmaktadır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2">Örnekle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8">Bazı örnekler yazın, </text:span><text:span text:style-name="T8">sonra neyin </text:span><text:span text:style-name="T8">değiştiğini yuvarlak </text:span><text:span text:style-name="T8">içine alın ve kısaca </text:span><text:span text:style-name="T8">açıklayın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8">Bütün girdi </text:span><text:span text:style-name="T8">değerlerine verilen </text:span><text:span text:style-name="T8">değişken isimlerine </text:span><text:span text:style-name="T8">göre tanımı 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define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3">fonksiyonun yaptığ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aliye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3">fonksiyonun a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peynirli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255cm" svg:x="8.58cm" svg:y="10.80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255cm" svg:x="13.624cm" svg:y="10.80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255cm" svg:x="8.58cm" svg:y="12.12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255cm" svg:x="13.624cm" svg:y="12.12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255cm" svg:x="8.58cm" svg:y="13.434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255cm" svg:x="13.624cm" svg:y="13.434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255cm" svg:x="8.58cm" svg:y="14.748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255cm" svg:x="13.624cm" svg:y="14.748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2" draw:text-style-name="P17" draw:layer="layout" svg:width="1.276cm" svg:height="0.255cm" svg:x="8.27cm" svg:y="17.549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3" draw:text-style-name="P13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4" draw:text-style-name="P15" draw:layer="layout" svg:width="8.816cm" svg:height="0.551cm" svg:x="2.001cm" svg:y="4.54cm">
          <draw:text-box>
            <text:p text:style-name="P3"><text:span text:style-name="T12">Kontrat ve </text:span><text:span text:style-name="T12">İfadenin </text:span><text:span text:style-name="T12">Amacı</text:span></text:p>
          </draw:text-box>
        </draw:frame>
        <draw:frame draw:style-name="gr35" draw:text-style-name="P19" draw:layer="layout" svg:width="0.899cm" svg:height="0.45cm" svg:x="3.949cm" svg:y="18.123cm">
          <draw:text-box>
            <text:p text:style-name="P3"><text:span text:style-name="T9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6" draw:text-style-name="P12" draw:layer="layout" svg:width="8.295cm" svg:height="0.581cm" svg:x="7.216cm" svg:y="1.68cm">
          <draw:text-box>
            <text:p text:style-name="P3"><text:span text:style-name="T4">Problem: </text:span><text:span text:style-name="T4">“oyuncu-</text:span><text:span text:style-name="T4">güncelle”</text:span></text:p>
          </draw:text-box>
        </draw:frame>
        <draw:frame draw:style-name="gr37" draw:text-style-name="P13" draw:layer="layout" svg:width="18.536cm" svg:height="0.873cm" svg:x="2.122cm" svg:y="2.786cm">
          <draw:text-box>
            <text:p text:style-name="P3"><text:span text:style-name="T5">Talimatlar: </text:span><text:span text:style-name="T6">“oyuncu-</text:span><text:span text:style-name="T6">güncelle” adında </text:span><text:span text:style-name="T6">bir fonksiyon </text:span><text:span text:style-name="T6">yazın.</text:span><text:span text:style-name="T7"> Bu </text:span><text:span text:style-name="T7">fonksiyon </text:span><text:span text:style-name="T7">oyuncunun y-</text:span><text:span text:style-name="T7">koordinatını </text:span></text:p>
            <text:p text:style-name="P3"><text:span text:style-name="T7">girdi olarak alır </text:span><text:span text:style-name="T7">ve basılan ok </text:span><text:span text:style-name="T7">tuşunun yönüne </text:span><text:span text:style-name="T7">göre yeni y-</text:span><text:span text:style-name="T7">koordinatını </text:span><text:span text:style-name="T7">verir.</text:span></text:p>
          </draw:text-box>
        </draw:frame>
        <draw:frame draw:style-name="gr34" draw:text-style-name="P15" draw:layer="layout" svg:width="8.816cm" svg:height="0.551cm" svg:x="2.023cm" svg:y="4.132cm">
          <draw:text-box>
            <text:p text:style-name="P3"><text:span text:style-name="T12">Kontrat ve </text:span><text:span text:style-name="T12">İfadenin </text:span><text:span text:style-name="T12">Amacı</text:span></text:p>
          </draw:text-box>
        </draw:frame>
        <draw:frame draw:style-name="gr14" draw:text-style-name="P14" draw:layer="layout" svg:width="6.14cm" svg:height="0.352cm" svg:x="1.875cm" svg:y="4.863cm">
          <draw:text-box>
            <text:p text:style-name="P3"><text:span text:style-name="T8">Her kontrat üç </text:span><text:span text:style-name="T8">bölümden </text:span><text:span text:style-name="T8">oluşmakta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2">Örnekle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EXAMPLE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8">Bütün girdi </text:span><text:span text:style-name="T8">değerlerine verilen </text:span><text:span text:style-name="T8">değişken isimlerine </text:span><text:span text:style-name="T8">göre tanımı 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define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8" draw:text-style-name="P17" draw:layer="layout" svg:width="1.598cm" svg:height="0.255cm" svg:x="3.052cm" svg:y="6.221cm">
          <draw:text-box>
            <text:p text:style-name="P3"><text:span text:style-name="T13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255cm" svg:x="9.782cm" svg:y="6.221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255cm" svg:x="16.946cm" svg:y="6.221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3">fonksiyonun yaptığı</text:span></text:p>
          </draw:text-box>
        </draw:frame>
        <draw:frame draw:style-name="gr39" draw:text-style-name="P13" draw:layer="layout" svg:width="3.368cm" svg:height="0.45cm" svg:x="3.881cm" svg:y="9.594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8" draw:text-style-name="P17" draw:layer="layout" svg:width="1.598cm" svg:height="0.255cm" svg:x="4.738cm" svg:y="10.336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9.594cm">
          <draw:text-box>
            <text:p text:style-name="P3"><text:span text:style-name="T9">320 <text:s/>"yukarı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255cm" svg:x="8.58cm" svg:y="10.336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255cm" svg:x="13.624cm" svg:y="10.336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3" draw:layer="layout" svg:width="3.368cm" svg:height="0.45cm" svg:x="3.881cm" svg:y="10.908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8" draw:text-style-name="P17" draw:layer="layout" svg:width="1.598cm" svg:height="0.255cm" svg:x="4.738cm" svg:y="11.649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10.908cm">
          <draw:text-box>
            <text:p text:style-name="P3"><text:span text:style-name="T9">100 <text:s/>"yukarı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255cm" svg:x="8.58cm" svg:y="11.649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255cm" svg:x="13.624cm" svg:y="11.649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8" draw:text-style-name="P17" draw:layer="layout" svg:width="1.598cm" svg:height="0.255cm" svg:x="4.738cm" svg:y="12.963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255cm" svg:x="8.58cm" svg:y="12.963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255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8" draw:text-style-name="P18" draw:layer="layout" svg:width="1.598cm" svg:height="0.255cm" svg:x="4.738cm" svg:y="14.277cm">
          <draw:text-box draw:corner-radius="0.11cm"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255cm" svg:x="8.58cm" svg:y="14.27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255cm" svg:x="13.624cm" svg:y="14.27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8" draw:text-style-name="P17" draw:layer="layout" svg:width="1.598cm" svg:height="0.255cm" svg:x="4.515cm" svg:y="17.078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2" draw:text-style-name="P17" draw:layer="layout" svg:width="1.276cm" svg:height="0.255cm" svg:x="8.27cm" svg:y="17.078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3" draw:text-style-name="P13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41" draw:text-style-name="P14" draw:layer="layout" svg:width="12.385cm" svg:height="0.352cm" svg:x="1.875cm" svg:y="8.978cm">
          <draw:text-box>
            <text:p text:style-name="P3"><text:span text:style-name="T8">Bazı örnekler yazın, </text:span><text:span text:style-name="T8">sonra neyin </text:span><text:span text:style-name="T8">değiştiğini yuvarlak </text:span><text:span text:style-name="T8">içine alın ve kısaca </text:span><text:span text:style-name="T8">açıklayın.</text:span></text:p>
          </draw:text-box>
        </draw:frame>
        <draw:frame draw:style-name="gr39" draw:text-style-name="P13" draw:layer="layout" svg:width="3.368cm" svg:height="0.45cm" svg:x="3.959cm" svg:y="17.664cm">
          <draw:text-box>
            <text:p text:style-name="P3"><text:span text:style-name="T9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4T08:25:03.006797267</dc:date>
    <meta:editing-duration>PT1H17M28S</meta:editing-duration>
    <meta:editing-cycles>14</meta:editing-cycles>
    <meta:generator>LibreOffice/5.4.6.2$Linux_X86_64 LibreOffice_project/40m0$Build-2</meta:generator>
    <meta:document-statistic meta:object-count="269"/>
  </office:meta>
</office:document-meta>
</file>